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1095CC12D5429B2D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8.555cm, 8.557cm, 0cm, 12.474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589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7.199cm" svg:height="5.49cm" svg:x="8cm" svg:y="14cm">
          <draw:image xlink:href="Pictures/10000201000007800000041095CC12D5429B2DB3.png" xlink:type="simple" xlink:show="embed" xlink:actuate="onLoad">
            <text:p/>
          </draw:image>
        </draw:frame>
        <draw:custom-shape draw:style-name="gr2" draw:text-style-name="P1" draw:layer="layout" svg:width="0.8cm" svg:height="2.1cm" svg:x="12.9cm" svg:y="17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1T12:44:50.426000000</meta:creation-date>
    <dc:date>2021-08-11T12:50:52.198000000</dc:date>
    <meta:editing-duration>PT6M2S</meta:editing-duration>
    <meta:editing-cycles>2</meta:editing-cycles>
    <meta:generator>LibreOffice/5.2.7.2$Windows_X86_64 LibreOffice_project/2b7f1e640c46ceb28adf43ee075a6e8b8439ed10</meta:generator>
    <meta:document-statistic meta:object-count="2"/>
  </office:meta>
</office:document-meta>
</file>